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fd1" officeooo:paragraph-rsid="0015afd1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5afd1" officeooo:paragraph-rsid="0015afd1" fo:background-color="#fff20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69df2" officeooo:paragraph-rsid="00169df2"/>
    </style:style>
    <style:style style:name="P4" style:family="paragraph" style:parent-style-name="Standard" style:list-style-name="L1">
      <style:text-properties officeooo:rsid="00169df2" officeooo:paragraph-rsid="00169df2"/>
    </style:style>
    <style:style style:name="T1" style:family="text">
      <style:text-properties officeooo:rsid="00169d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duct image classification on the basis of MCAT and PMCAT:</text:p>
      <text:p text:style-name="P1"/>
      <text:p text:style-name="P1">The following approach has been adopted to create the required hierarchy of folders i.e.:</text:p>
      <text:p text:style-name="P1"/>
      <text:p text:style-name="P1">MCATID(folder) &gt;&gt; <text:span text:style-name="T1">images with name as PCID</text:span></text:p>
      <text:p text:style-name="P1"/>
      <text:p text:style-name="P3">PMCATID (folder) &gt;&gt; images with name as PCID</text:p>
      <text:p text:style-name="P3"/>
      <text:p text:style-name="P3"/>
      <text:p text:style-name="P3"/>
      <text:list xml:id="list3596534810" text:style-name="L1">
        <text:list-item>
          <text:p text:style-name="P4">Fetch the unique MCATID's / PMCATID’s from the given data</text:p>
          <text:p text:style-name="P4"/>
        </text:list-item>
        <text:list-item>
          <text:p text:style-name="P4">create the folder by the name of the PMCAT/MCAT</text:p>
          <text:p text:style-name="P4"/>
        </text:list-item>
        <text:list-item>
          <text:p text:style-name="P4">Retrieve the unique PCID's corresponding to these PMCAT's/MCAT’s</text:p>
          <text:p text:style-name="P4"/>
        </text:list-item>
        <text:list-item>
          <text:p text:style-name="P4">Renaming as PCID and storing the images in the above fold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06:25.381589717</meta:creation-date>
    <dc:date>2018-08-06T11:27:36.266895140</dc:date>
    <meta:editing-duration>PT10S</meta:editing-duration>
    <meta:editing-cycles>1</meta:editing-cycles>
    <meta:document-statistic meta:table-count="0" meta:image-count="0" meta:object-count="0" meta:page-count="1" meta:paragraph-count="11" meta:word-count="84" meta:character-count="469" meta:non-whitespace-character-count="400"/>
    <meta:generator>LibreOffice/6.0.3.2$Linux_X86_64 LibreOffice_project/00m0$Build-2</meta:generator>
  </office:meta>
</office:document-meta>
</file>